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15.529cm" table:align="left"/>
    </style:style>
    <style:style style:name="Table1.A" style:family="table-column">
      <style:table-column-properties style:column-width="15.529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4.607cm" table:align="left"/>
    </style:style>
    <style:style style:name="Table2.A" style:family="table-column">
      <style:table-column-properties style:column-width="4.607cm"/>
    </style:style>
    <style:style style:name="Table2.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3" style:family="table">
      <style:table-properties style:width="16.651cm" table:align="left"/>
    </style:style>
    <style:style style:name="Table3.A" style:family="table-column">
      <style:table-column-properties style:column-width="16.651cm"/>
    </style:style>
    <style:style style:name="Table3.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4" style:family="table">
      <style:table-properties style:width="10.957cm" table:align="left"/>
    </style:style>
    <style:style style:name="Table4.A" style:family="table-column">
      <style:table-column-properties style:column-width="10.957cm"/>
    </style:style>
    <style:style style:name="Table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5" style:family="table">
      <style:table-properties style:width="6.385cm" table:align="left"/>
    </style:style>
    <style:style style:name="Table5.A" style:family="table-column">
      <style:table-column-properties style:column-width="6.385cm"/>
    </style:style>
    <style:style style:name="Table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6" style:family="table">
      <style:table-properties style:width="13.603cm" table:align="left"/>
    </style:style>
    <style:style style:name="Table6.A" style:family="table-column">
      <style:table-column-properties style:column-width="13.603cm"/>
    </style:style>
    <style:style style:name="Table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7" style:family="table">
      <style:table-properties style:width="6.858cm" table:align="left"/>
    </style:style>
    <style:style style:name="Table7.A" style:family="table-column">
      <style:table-column-properties style:column-width="3.235cm"/>
    </style:style>
    <style:style style:name="Table7.B" style:family="table-column">
      <style:table-column-properties style:column-width="3.623cm"/>
    </style:style>
    <style:style style:name="Table7.1" style:family="table-row">
      <style:table-row-properties style:min-row-height="4.304cm"/>
    </style:style>
    <style:style style:name="Table7.A1" style:family="table-cell">
      <style:table-cell-properties style:vertical-align="middle" fo:padding="0cm" fo:border="none"/>
    </style:style>
    <style:style style:name="Table8" style:family="table">
      <style:table-properties style:width="7.604cm" table:align="left"/>
    </style:style>
    <style:style style:name="Table8.A" style:family="table-column">
      <style:table-column-properties style:column-width="3.588cm"/>
    </style:style>
    <style:style style:name="Table8.B" style:family="table-column">
      <style:table-column-properties style:column-width="4.016cm"/>
    </style:style>
    <style:style style:name="Table8.A1" style:family="table-cell">
      <style:table-cell-properties style:vertical-align="middle" fo:padding="0cm" fo:border="none"/>
    </style:style>
    <style:style style:name="Table9" style:family="table">
      <style:table-properties style:width="8.1cm" table:align="left"/>
    </style:style>
    <style:style style:name="Table9.A" style:family="table-column">
      <style:table-column-properties style:column-width="4.147cm"/>
    </style:style>
    <style:style style:name="Table9.B" style:family="table-column">
      <style:table-column-properties style:column-width="3.953cm"/>
    </style:style>
    <style:style style:name="Table9.A1" style:family="table-cell">
      <style:table-cell-properties style:vertical-align="middle" fo:padding="0cm" fo:border="none"/>
    </style:style>
    <style:style style:name="P1" style:family="paragraph" style:parent-style-name="Heading_20_1">
      <style:paragraph-properties fo:margin-left="0cm" fo:margin-right="0cm" fo:margin-top="0cm" fo:margin-bottom="0cm" style:contextual-spacing="false" fo:text-indent="0cm" style:auto-text-indent="false"/>
    </style:style>
    <style:style style:name="P2" style:family="paragraph" style:parent-style-name="Heading_20_1">
      <style:paragraph-properties fo:margin-left="0cm" fo:margin-right="0cm" fo:margin-top="0cm" fo:margin-bottom="0.499cm" style:contextual-spacing="false" fo:text-indent="0cm" style:auto-text-indent="false" fo:padding="0cm" fo:border="none"/>
      <style:text-properties loext:padding="0cm" loext:border="none"/>
    </style:style>
    <style:style style:name="P3" style:family="paragraph" style:parent-style-name="Heading_20_2">
      <style:paragraph-properties fo:margin-left="0cm" fo:margin-right="0cm" fo:margin-top="0.265cm" fo:margin-bottom="0.265cm" style:contextual-spacing="false" fo:text-indent="0cm" style:auto-text-indent="false"/>
    </style:style>
    <style:style style:name="P4" style:family="paragraph" style:parent-style-name="Heading_20_2">
      <style:paragraph-properties fo:margin-left="0.635cm" fo:margin-right="0cm" fo:text-indent="0cm" style:auto-text-indent="false" fo:padding="0cm" fo:border="none"/>
    </style:style>
    <style:style style:name="P5" style:family="paragraph" style:parent-style-name="Heading_20_2">
      <style:paragraph-properties fo:margin-left="0cm" fo:margin-right="0cm" fo:text-indent="0cm" style:auto-text-indent="false" fo:padding="0cm" fo:border="none"/>
      <style:text-properties loext:padding="0cm" loext:border="none"/>
    </style:style>
    <style:style style:name="P6"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7" style:family="paragraph" style:parent-style-name="Heading_20_2">
      <style:text-properties loext:padding="0cm" loext:border="none"/>
    </style:style>
    <style:style style:name="P8" style:family="paragraph" style:parent-style-name="Heading_20_2">
      <style:paragraph-properties fo:margin-left="0cm" fo:margin-right="0cm" fo:margin-top="0cm" fo:margin-bottom="0cm" style:contextual-spacing="false" fo:text-indent="0cm" style:auto-text-indent="false"/>
      <style:text-properties style:font-name-complex="sans-serif" loext:padding="0cm" loext:border="none"/>
    </style:style>
    <style:style style:name="P9" style:family="paragraph" style:parent-style-name="Heading_20_2">
      <style:paragraph-properties fo:margin-left="0cm" fo:margin-right="0cm" fo:margin-top="0.265cm" fo:margin-bottom="0.265cm" style:contextual-spacing="false" fo:text-align="start" style:justify-single-word="false" fo:text-indent="0cm" style:auto-text-indent="false"/>
    </style:style>
    <style:style style:name="P10" style:family="paragraph" style:parent-style-name="Heading_20_2">
      <style:paragraph-properties fo:margin-left="0cm" fo:margin-right="0cm" fo:text-align="start" style:justify-single-word="false" fo:text-indent="0cm" style:auto-text-indent="false"/>
    </style:style>
    <style:style style:name="P11" style:family="paragraph" style:parent-style-name="Heading_20_3">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fo:padding="0cm" fo:border="none"/>
    </style:style>
    <style:style style:name="P13" style:family="paragraph" style:parent-style-name="Heading_20_3">
      <style:paragraph-properties fo:margin-left="0cm" fo:margin-right="0cm" fo:margin-top="0cm" fo:margin-bottom="0.499cm" style:contextual-spacing="false" fo:text-indent="0cm" style:auto-text-indent="false" fo:padding="0cm" fo:border="none"/>
    </style:style>
    <style:style style:name="P14" style:family="paragraph" style:parent-style-name="Heading_20_3">
      <style:paragraph-properties fo:margin-left="0cm" fo:margin-right="0cm" fo:margin-top="0cm" fo:margin-bottom="0cm" style:contextual-spacing="false" fo:text-indent="0cm" style:auto-text-indent="false"/>
      <style:text-properties style:font-name-complex="sans-serif" loext:padding="0.049cm" loext:border="0.06pt solid #dddddd"/>
    </style:style>
    <style:style style:name="P15" style:family="paragraph" style:parent-style-name="Heading_20_3">
      <style:paragraph-properties fo:margin-left="0cm" fo:margin-right="0cm" fo:text-indent="0cm" style:auto-text-indent="false"/>
      <style:text-properties loext:padding="0cm" loext:border="none"/>
    </style:style>
    <style:style style:name="P16"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7" style:family="paragraph" style:parent-style-name="Preformatted_20_Text">
      <style:paragraph-properties fo:margin-left="0cm" fo:margin-right="0cm" fo:text-indent="0cm" style:auto-text-indent="false" fo:padding="0cm" fo:border="none"/>
    </style:style>
    <style:style style:name="P18"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19" style:family="paragraph" style:parent-style-name="Preformatted_20_Text">
      <style:paragraph-properties fo:margin-left="0cm" fo:margin-right="0cm" fo:text-indent="0cm" style:auto-text-indent="false" fo:padding="0cm" fo:border="none"/>
      <style:text-properties loext:padding="0cm" loext:border="none"/>
    </style:style>
    <style:style style:name="P20" style:family="paragraph" style:parent-style-name="Preformatted_20_Text">
      <style:paragraph-properties fo:margin-top="0cm" fo:margin-bottom="0.499cm" style:contextual-spacing="false" fo:padding="0cm" fo:border="none"/>
      <style:text-properties loext:padding="0cm" loext:border="none"/>
    </style:style>
    <style:style style:name="P21" style:family="paragraph" style:parent-style-name="Preformatted_20_Text">
      <style:paragraph-properties fo:padding="0cm" fo:border="none"/>
      <style:text-properties loext:padding="0cm" loext:border="none"/>
    </style:style>
    <style:style style:name="P22" style:family="paragraph" style:parent-style-name="Preformatted_20_Text">
      <style:paragraph-properties fo:padding="0cm" fo:border="none"/>
    </style:style>
    <style:style style:name="P23" style:family="paragraph" style:parent-style-name="Standard">
      <style:paragraph-properties fo:margin-left="0cm" fo:margin-right="0cm" fo:margin-top="0cm" fo:margin-bottom="0.499cm" style:contextual-spacing="false" fo:text-indent="0cm" style:auto-text-indent="false"/>
    </style:style>
    <style:style style:name="P24" style:family="paragraph" style:parent-style-name="Standard">
      <style:paragraph-properties fo:margin-left="0cm" fo:margin-right="0cm" fo:text-indent="0cm" style:auto-text-indent="false" style:writing-mode="lr-tb"/>
    </style:style>
    <style:style style:name="P25" style:family="paragraph" style:parent-style-name="Table_20_Contents">
      <style:paragraph-properties fo:margin-left="0cm" fo:margin-right="0cm" fo:margin-top="0cm" fo:margin-bottom="0cm" style:contextual-spacing="false" fo:text-indent="0cm" style:auto-text-indent="false"/>
    </style:style>
    <style:style style:name="P26"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27"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28" style:family="paragraph" style:parent-style-name="Table_20_Contents">
      <style:paragraph-properties fo:margin-left="0cm" fo:margin-right="0cm" fo:text-align="start" style:justify-single-word="false"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margin-top="0cm" fo:margin-bottom="0cm" style:contextual-spacing="false" fo:text-indent="0cm" style:auto-text-indent="false"/>
    </style:style>
    <style:style style:name="P31" style:family="paragraph" style:parent-style-name="Text_20_body">
      <style:paragraph-properties fo:margin-left="0cm" fo:margin-right="0cm" fo:text-indent="0cm" style:auto-text-indent="false" style:writing-mode="lr-tb"/>
    </style:style>
    <style:style style:name="P32" style:family="paragraph" style:parent-style-name="Text_20_body">
      <style:paragraph-properties fo:margin-left="0.635cm" fo:margin-right="0cm" fo:text-indent="0cm" style:auto-text-indent="false" fo:padding="0cm" fo:border="none"/>
    </style:style>
    <style:style style:name="P33" style:family="paragraph" style:parent-style-name="Text_20_body">
      <style:paragraph-properties fo:margin-left="0cm" fo:margin-right="0cm" fo:text-indent="0cm" style:auto-text-indent="false"/>
      <style:text-properties loext:padding="0cm" loext:border="none"/>
    </style:style>
    <style:style style:name="P34" style:family="paragraph" style:parent-style-name="Text_20_body">
      <style:paragraph-properties fo:margin-left="0cm" fo:margin-right="0cm" fo:text-indent="0cm" style:auto-text-indent="false" style:writing-mode="lr-tb"/>
      <style:text-properties loext:padding="0cm" loext:border="none"/>
    </style:style>
    <style:style style:name="P35" style:family="paragraph" style:parent-style-name="Text_20_body">
      <style:text-properties loext:padding="0cm" loext:border="none"/>
    </style:style>
    <style:style style:name="P36" style:family="paragraph" style:parent-style-name="Text_20_body" style:list-style-name="L8">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37" style:family="paragraph" style:parent-style-name="Text_20_body" style:list-style-name="L10">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38" style:family="paragraph" style:parent-style-name="Text_20_body" style:list-style-name="L11">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39" style:family="paragraph" style:parent-style-name="Text_20_body" style:list-style-name="L12">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0" style:family="paragraph" style:parent-style-name="Text_20_body" style:list-style-name="L13">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1" style:family="paragraph" style:parent-style-name="Text_20_body">
      <style:paragraph-properties fo:margin-left="0cm" fo:margin-right="0cm" fo:text-indent="0cm" style:auto-text-indent="false" style:writing-mode="lr-tb"/>
      <style:text-properties officeooo:paragraph-rsid="001a32c0"/>
    </style:style>
    <style:style style:name="P42" style:family="paragraph" style:parent-style-name="Text_20_body">
      <style:paragraph-properties fo:margin-top="0cm" fo:margin-bottom="0cm" style:contextual-spacing="false"/>
    </style:style>
    <style:style style:name="P43" style:family="paragraph" style:parent-style-name="Text_20_body" style:list-style-name="L1">
      <style:paragraph-properties fo:margin-left="0cm" fo:margin-right="0.397cm" fo:text-indent="0cm" style:auto-text-indent="false" fo:padding="0cm" fo:border="none"/>
    </style:style>
    <style:style style:name="P44" style:family="paragraph" style:parent-style-name="Text_20_body" style:list-style-name="L2">
      <style:paragraph-properties fo:margin-left="0.635cm" fo:margin-right="0cm" fo:margin-top="0cm" fo:margin-bottom="0cm" style:contextual-spacing="false" fo:text-indent="0cm" style:auto-text-indent="false" fo:padding="0cm" fo:border="none"/>
    </style:style>
    <style:style style:name="P45" style:family="paragraph" style:parent-style-name="Text_20_body" style:list-style-name="L2">
      <style:paragraph-properties fo:margin-left="0.635cm" fo:margin-right="0cm" fo:text-indent="0cm" style:auto-text-indent="false" fo:padding="0cm" fo:border="none"/>
    </style:style>
    <style:style style:name="P46" style:family="paragraph" style:parent-style-name="Text_20_body" style:list-style-name="L3">
      <style:paragraph-properties fo:margin-left="0.635cm" fo:margin-right="0cm" fo:text-indent="0cm" style:auto-text-indent="false" fo:padding="0cm" fo:border="none"/>
    </style:style>
    <style:style style:name="P47" style:family="paragraph" style:parent-style-name="Text_20_body" style:list-style-name="L4">
      <style:paragraph-properties fo:margin-left="0.635cm" fo:margin-right="0cm" fo:margin-top="0cm" fo:margin-bottom="0cm" style:contextual-spacing="false" fo:text-indent="0cm" style:auto-text-indent="false" fo:padding="0cm" fo:border="none"/>
    </style:style>
    <style:style style:name="P48" style:family="paragraph" style:parent-style-name="Text_20_body" style:list-style-name="L4">
      <style:paragraph-properties fo:margin-left="0.635cm" fo:margin-right="0cm" fo:text-indent="0cm" style:auto-text-indent="false" fo:padding="0cm" fo:border="none"/>
    </style:style>
    <style:style style:name="P49" style:family="paragraph" style:parent-style-name="Text_20_body" style:list-style-name="L5">
      <style:paragraph-properties fo:margin-left="0.635cm" fo:margin-right="0cm" fo:margin-top="0cm" fo:margin-bottom="0cm" style:contextual-spacing="false" fo:text-indent="0cm" style:auto-text-indent="false" fo:padding="0cm" fo:border="none"/>
    </style:style>
    <style:style style:name="P50" style:family="paragraph" style:parent-style-name="Text_20_body" style:list-style-name="L5">
      <style:paragraph-properties fo:margin-left="0.635cm" fo:margin-right="0cm" fo:text-indent="0cm" style:auto-text-indent="false" fo:padding="0cm" fo:border="none"/>
    </style:style>
    <style:style style:name="P51" style:family="paragraph" style:parent-style-name="Text_20_body" style:list-style-name="L6">
      <style:paragraph-properties fo:margin-left="0.635cm" fo:margin-right="0cm" fo:margin-top="0cm" fo:margin-bottom="0cm" style:contextual-spacing="false" fo:text-indent="0cm" style:auto-text-indent="false" fo:padding="0cm" fo:border="none"/>
    </style:style>
    <style:style style:name="P52" style:family="paragraph" style:parent-style-name="Text_20_body" style:list-style-name="L6">
      <style:paragraph-properties fo:margin-left="0.635cm" fo:margin-right="0cm" fo:text-indent="0cm" style:auto-text-indent="false" fo:padding="0cm" fo:border="none"/>
    </style:style>
    <style:style style:name="P53" style:family="paragraph" style:parent-style-name="Text_20_body" style:list-style-name="L7">
      <style:paragraph-properties fo:margin-left="0.635cm" fo:margin-right="0cm" fo:margin-top="0cm" fo:margin-bottom="0cm" style:contextual-spacing="false" fo:text-indent="0cm" style:auto-text-indent="false" fo:padding="0cm" fo:border="none"/>
    </style:style>
    <style:style style:name="P54" style:family="paragraph" style:parent-style-name="Text_20_body" style:list-style-name="L7">
      <style:paragraph-properties fo:margin-left="0.635cm" fo:margin-right="0cm" fo:text-indent="0cm" style:auto-text-indent="false" fo:padding="0cm" fo:border="none"/>
    </style:style>
    <style:style style:name="P55" style:family="paragraph" style:parent-style-name="Text_20_body" style:list-style-name="L9">
      <style:paragraph-properties fo:margin-left="0.635cm" fo:margin-right="0cm" fo:margin-top="0cm" fo:margin-bottom="0cm" style:contextual-spacing="false" fo:text-indent="0cm" style:auto-text-indent="false" fo:padding="0cm" fo:border="none"/>
    </style:style>
    <style:style style:name="P56" style:family="paragraph" style:parent-style-name="Text_20_body" style:list-style-name="L9">
      <style:paragraph-properties fo:margin-left="0.635cm" fo:margin-right="0cm" fo:text-indent="0cm" style:auto-text-indent="false" fo:padding="0cm" fo:border="none"/>
    </style:style>
    <style:style style:name="T1" style:family="text">
      <style:text-properties loext:padding="0cm" loext:border="none"/>
    </style:style>
    <style:style style:name="T2" style:family="text">
      <style:text-properties officeooo:rsid="001a32c0" loext:padding="0cm" loext:border="none"/>
    </style:style>
    <style:style style:name="T3" style:family="text">
      <style:text-properties style:font-name-complex="sans-serif" loext:padding="0.049cm" loext:border="0.06pt solid #dddddd"/>
    </style:style>
    <style:style style:name="T4" style:family="text">
      <style:text-properties officeooo:rsid="001dbcb7"/>
    </style:style>
    <style:style style:name="T5" style:family="text">
      <style:text-properties fo:background-color="transparent" loext:char-shading-value="0"/>
    </style:style>
    <style:style style:name="T6" style:family="text">
      <style:text-properties fo:background-color="#d9eee1"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Script</text:h>
      <text:p text:style-name="P30">The JavaScript programming language is fun and flexible. It’s one of the core technologies of web development and can be used on both the front-end and the back-end. </text:p>
      <text:p text:style-name="P30"/>
      <text:p text:style-name="P30"><text:span text:style-name="Strong_20_Emphasis"><text:span text:style-name="T1">JavaScript</text:span></text:span><text:span text:style-name="T1"> is the most powerful and versatile web programming language. It is used for making the websites interactive. JavaScript helps us add features like animations, interactive forms and dynamic content to web pages.</text:span></text:p>
      <text:p text:style-name="P30"><text:span text:style-name="T1"/></text:p>
      <text:p text:style-name="P31"><text:span text:style-name="T1">In this </text:span><text:span text:style-name="Strong_20_Emphasis"><text:span text:style-name="T1">JavaScript Tutorial</text:span></text:span><text:span text:style-name="T1">, we’ll learn all the </text:span><text:span text:style-name="Strong_20_Emphasis"><text:span text:style-name="T1">basics to advanced </text:span></text:span><text:span text:style-name="T1">topics and concepts of </text:span><text:span text:style-name="Strong_20_Emphasis"><text:span text:style-name="T1">JavaScript</text:span></text:span><text:span text:style-name="T1">. This JavaScript tutorial includes </text:span><text:span text:style-name="Strong_20_Emphasis"><text:span text:style-name="T1">operators, control flow, functions, objects, Asynchronous JavaScript, Events, DOM manipulation, OOPs, Closures, Event loops etc.</text:span></text:span></text:p>
      <text:p text:style-name="P31"><text:span text:style-name="Strong_20_Emphasis"><text:span text:style-name="T1"/></text:span></text:p>
      <text:p text:style-name="P31"><text:span text:style-name="Strong_20_Emphasis"><text:span text:style-name="T1">JavaScript was invented by Brendan Eich in 1995, and became an ECMA standard in 1997.</text:span></text:span></text:p>
      <text:p text:style-name="P29">ECMAScript is the official name of the language.</text:p>
      <text:p text:style-name="P29">ECMAScript versions have been abbreviated to ES1, ES2, ES3, ES5, and ES6.</text:p>
      <text:p text:style-name="P29">Since 2016, versions are named by year (ECMAScript 2016, 2017, 2018, 2019, 2020).</text:p>
      <text:p text:style-name="P31"><text:span text:style-name="Strong_20_Emphasis"><text:span text:style-name="T1"/></text:span></text:p>
      <text:p text:style-name="P41"><text:span text:style-name="Strong_20_Emphasis"><text:span text:style-name="T2">version details : </text:span></text:span><text:a xlink:type="simple" xlink:href="https://www.w3schools.com/js/js_versions.asp" text:style-name="Internet_20_link" text:visited-style-name="Visited_20_Internet_20_Link"><text:span text:style-name="Strong_20_Emphasis"><text:span text:style-name="T2">https://www.w3schools.com/js/js_versions.asp</text:span></text:span></text:a></text:p>
      <text:section text:style-name="Sect1" text:name="GFG_AD_gfg_mobile_336x280">
        <text:p text:style-name="P29"/>
      </text:section>
      <text:h text:style-name="P5" text:outline-level="2">What is JavaScript?</text:h>
      <text:p text:style-name="P31"><text:span text:style-name="T1">JavaScript is a </text:span><text:span text:style-name="Strong_20_Emphasis"><text:span text:style-name="T1">programming language used for creating dynamic content on websites</text:span></text:span><text:span text:style-name="T1">. It is a </text:span><text:span text:style-name="Strong_20_Emphasis"><text:span text:style-name="T1">lightweight</text:span></text:span><text:span text:style-name="T1">, </text:span><text:span text:style-name="Strong_20_Emphasis"><text:span text:style-name="T1">cross-platform</text:span></text:span><text:span text:style-name="T1"> and </text:span><text:span text:style-name="Strong_20_Emphasis"><text:span text:style-name="T1">single-threaded</text:span></text:span><text:span text:style-name="T1"> programming language. JavaScript is an </text:span><text:span text:style-name="Strong_20_Emphasis"><text:span text:style-name="T1">interpreted </text:span></text:span><text:span text:style-name="T1">language that executes code line by line providing more flexibility. It is a commonly used programming language to</text:span><text:span text:style-name="Strong_20_Emphasis"><text:span text:style-name="T1"> create dynamic and interactive elements in web applications</text:span></text:span><text:span text:style-name="T1">. It is easy to learn.</text:span></text:p>
      <text:p text:style-name="P30"/>
      <text:h text:style-name="P6" text:outline-level="2"><text:bookmark text:name="hello-world-program-in-javascript"/>Hello World Program in JavaScript</text:h>
      <text:p text:style-name="P34">This JavaScript Compiler is completely free and easy to use. Here, you can practice various JS Exercises.</text:p>
      <text:p text:style-name="P30"/>
      <text:p text:style-name="P16"><text:span text:style-name="T1">console.log("Hello World! I Don't Give a Bug"); <text:s/></text:span></text:p>
      <text:p text:style-name="P16"><text:span text:style-name="T1"/></text:p>
      <text:h text:style-name="P2" text:outline-level="1">Variables and Datatypes in JavaScript</text:h>
      <text:p text:style-name="P33">Last Updated : 15 May, 2024</text:p>
      <text:list text:style-name="L1">
        <text:list-item>
          <text:p text:style-name="P43"><draw:frame draw:style-name="fr1" draw:name="Frame1" text:anchor-type="char" svg:x="1.058cm" svg:width="1.852cm" draw:z-index="0"><draw:text-box fo:min-height="0.041cm"><text:p text:style-name="P29"/></draw:text-box></draw:frame></text:p>
        </text:list-item>
      </text:list>
      <text:p text:style-name="P34"><text:soft-page-break/>Variables and data types are foundational concepts in programming, serving as the building blocks for storing and manipulating information within a program. In JavaScript, understanding these concepts is essential for writing effective and efficient code.</text:p>
      <text:h text:style-name="P5" text:outline-level="2">Variables</text:h>
      <text:p text:style-name="P31"><text:span text:style-name="T1">In JavaScript, </text:span><text:a xlink:type="simple" xlink:href="https://www.geeksforgeeks.org/javascript-variables/" office:target-frame-name="_blank" xlink:show="new" text:style-name="Internet_20_link" text:visited-style-name="Visited_20_Internet_20_Link"><text:span text:style-name="T1">variables</text:span></text:a><text:span text:style-name="T1"> are used to store and manage data. They are created using the var, let, or const keyword.</text:span></text:p>
      <text:h text:style-name="P13" text:outline-level="3"><text:span text:style-name="Strong_20_Emphasis"><text:span text:style-name="T1">let Keyword</text:span></text:span></text:h>
      <text:p text:style-name="P34">The let keyword is a block-scoped variables. It’s commonly used for variables that may change their value.</text:p>
      <text:p text:style-name="P18">let y = "Hello";</text:p>
      <text:p text:style-name="P31"><text:span text:style-name="Strong_20_Emphasis"><text:span text:style-name="T1">Example: </text:span></text:span><text:span text:style-name="T1">In this example, we will declare variables using let.</text:span></text:p>
      <text:p text:style-name="P30">Javascript</text:p>
      <text:section text:style-name="Sect1" text:name="editor-buttons-div">
        <text:p text:style-name="P30"/>
        <text:section text:style-name="Sect1" text:name="editor-buttons">
          <text:p text:style-name="P30"/>
        </text:section>
      </text:section>
      <text:section text:style-name="Sect1" text:name="slot-panel">
        <text:p text:style-name="P17"><text:span text:style-name="Source_20_Text"><text:span text:style-name="T3">let a = "Hello learners"</text:span></text:span></text:p>
        <text:p text:style-name="P17"><text:span text:style-name="Source_20_Text"><text:span text:style-name="T1">let b = "joining";</text:span></text:span></text:p>
        <text:p text:style-name="P17"><text:span text:style-name="Source_20_Text"><text:span text:style-name="T1">let c = " 12";</text:span></text:span></text:p>
        <text:p text:style-name="P17"><text:span text:style-name="Source_20_Text"><text:span text:style-name="T1">let d = b + c;</text:span></text:span></text:p>
        <text:p text:style-name="P22"/>
        <text:p text:style-name="P17"><text:span text:style-name="Source_20_Text"><text:span text:style-name="T1">console.log(a);</text:span></text:span></text:p>
        <text:p text:style-name="P17"><text:span text:style-name="Source_20_Text"><text:span text:style-name="T1">console.log(b);</text:span></text:span></text:p>
        <text:p text:style-name="P17"><text:span text:style-name="Source_20_Text"><text:span text:style-name="T1">console.log(c);</text:span></text:span></text:p>
        <text:p text:style-name="P16"><text:span text:style-name="Source_20_Text"><text:span text:style-name="T1">console.log(d);</text:span></text:span></text:p>
      </text:section>
      <text:section text:style-name="Sect1" text:name="code-output-box">
        <text:h text:style-name="P14" text:outline-level="3"><text:span text:style-name="Strong_20_Emphasis"><text:span text:style-name="T1">const</text:span></text:span><text:span text:style-name="T1"> Keyword</text:span></text:h>
        <text:p text:style-name="P34">The const keyword declares variables that cannot be reassigned. It’s block-scoped as well.</text:p>
        <text:p text:style-name="P18">const PI = 3.14;</text:p>
        <text:p text:style-name="P31"><text:span text:style-name="Strong_20_Emphasis"><text:span text:style-name="T1">Example: </text:span></text:span><text:span text:style-name="T1">In this example, we will declare the variable using the const keyword.</text:span></text:p>
        <text:p text:style-name="P30">Javascript</text:p>
        <text:section text:style-name="Sect1" text:name="Section1">
          <text:p text:style-name="P30"><text:bookmark text:name="editor-buttons-div"/></text:p>
          <text:section text:style-name="Sect1" text:name="Section2">
            <text:p text:style-name="P30"><text:bookmark text:name="editor-buttons"/></text:p>
          </text:section>
        </text:section>
        <text:section text:style-name="Sect1" text:name="Section3">
          <text:p text:style-name="P16"><text:bookmark text:name="slot-panel"/><text:span text:style-name="Source_20_Text"><text:span text:style-name="T3">const a = "Hello learners"</text:span></text:span></text:p>
        </text:section>
        <text:h text:style-name="P8" text:outline-level="2">Data Types</text:h>
        <text:p text:style-name="P31"><text:span text:style-name="T1">JavaScript is a </text:span><text:span text:style-name="Strong_20_Emphasis"><text:span text:style-name="T1">dynamically typed</text:span></text:span><text:span text:style-name="T1"> (also called loosely typed) scripting language. In JavaScript, variables can receive different data types over time. The latest ECMAScript standard defines eight </text:span><text:a xlink:type="simple" xlink:href="https://www.geeksforgeeks.org/javascript-data-types/" office:target-frame-name="_blank" xlink:show="new" text:style-name="Internet_20_link" text:visited-style-name="Visited_20_Internet_20_Link"><text:span text:style-name="T1">data types</text:span></text:a><text:span text:style-name="T1"> Out of which seven data types are </text:span><text:span text:style-name="Strong_20_Emphasis"><text:span text:style-name="T1">Primitive (predefined)</text:span></text:span><text:span text:style-name="T1"> and one </text:span><text:span text:style-name="Strong_20_Emphasis"><text:span text:style-name="T1">complex or Non-Primitive</text:span></text:span><text:span text:style-name="T1">.</text:span></text:p>
        <text:h text:style-name="P12" text:outline-level="3"><text:span text:style-name="Strong_20_Emphasis"><text:span text:style-name="T1">Primitive Data Types</text:span></text:span></text:h>
        <text:p text:style-name="P34">The predefined data types provided by JavaScript language are known as primitive data types. Primitive data types are also known as in-built data types.</text:p>
        <text:list text:style-name="L2">
          <text:list-item text:start-value="1">
            <text:p text:style-name="P44"><text:a xlink:type="simple" xlink:href="https://www.geeksforgeeks.org/javascript-numbers/" office:target-frame-name="_blank" xlink:show="new" text:style-name="Internet_20_link" text:visited-style-name="Visited_20_Internet_20_Link"><text:soft-page-break/><text:span text:style-name="Strong_20_Emphasis"><text:span text:style-name="T1">Number:</text:span></text:span></text:a><text:span text:style-name="T1"> JavaScript numbers are always stored in double-precision 64-bit binary format IEEE 754. Unlike other programming languages, you don’t need int, float, etc to declare different numeric values.</text:span></text:p>
          </text:list-item>
          <text:list-item text:start-value="2">
            <text:p text:style-name="P44"><text:a xlink:type="simple" xlink:href="https://www.geeksforgeeks.org/javascript-strings/" office:target-frame-name="_blank" xlink:show="new" text:style-name="Internet_20_link" text:visited-style-name="Visited_20_Internet_20_Link"><text:span text:style-name="Strong_20_Emphasis"><text:span text:style-name="T1">String:</text:span></text:span></text:a><text:span text:style-name="T1"> JavaScript Strings are similar to sentences. They are made up of a list of characters, which is essentially just an “array of characters, like “Hello GeeksforGeeks” etc.</text:span></text:p>
          </text:list-item>
          <text:list-item text:start-value="3">
            <text:p text:style-name="P44"><text:a xlink:type="simple" xlink:href="https://www.geeksforgeeks.org/javascript-boolean/" text:style-name="Internet_20_link" text:visited-style-name="Visited_20_Internet_20_Link"><text:span text:style-name="Strong_20_Emphasis"><text:span text:style-name="T1">Boolean:</text:span></text:span></text:a><text:span text:style-name="T1"> Represent a logical entity and can have two values: true or false.</text:span></text:p>
          </text:list-item>
          <text:list-item text:start-value="4">
            <text:p text:style-name="P44"><text:a xlink:type="simple" xlink:href="https://www.geeksforgeeks.org/null-in-javascript/" text:style-name="Internet_20_link" text:visited-style-name="Visited_20_Internet_20_Link"><text:span text:style-name="Strong_20_Emphasis"><text:span text:style-name="T1">Null:</text:span></text:span></text:a><text:span text:style-name="T1"> This type has only one value that is </text:span><text:span text:style-name="Emphasis"><text:span text:style-name="T1">null.</text:span></text:span></text:p>
          </text:list-item>
          <text:list-item text:start-value="5">
            <text:p text:style-name="P44"><text:a xlink:type="simple" xlink:href="https://www.geeksforgeeks.org/undefined-in-javascript/" text:style-name="Internet_20_link" text:visited-style-name="Visited_20_Internet_20_Link"><text:span text:style-name="Strong_20_Emphasis"><text:span text:style-name="T1">Undefined:</text:span></text:span></text:a><text:span text:style-name="T1"> A variable that has not been assigned a value is </text:span><text:span text:style-name="Emphasis"><text:span text:style-name="T1">undefined.</text:span></text:span></text:p>
          </text:list-item>
          <text:list-item text:start-value="6">
            <text:p text:style-name="P44"><text:a xlink:type="simple" xlink:href="https://www.geeksforgeeks.org/javascript-symbol-method/" text:style-name="Internet_20_link" text:visited-style-name="Visited_20_Internet_20_Link"><text:span text:style-name="Strong_20_Emphasis"><text:span text:style-name="T1">Symbol:</text:span></text:span></text:a><text:span text:style-name="T1"> Symbols return unique identifiers that can be used to add unique property keys to an object that won’t collide with keys of any other code that might add to the object.</text:span></text:p>
          </text:list-item>
          <text:list-item text:start-value="7">
            <text:p text:style-name="P45"><text:a xlink:type="simple" xlink:href="https://www.geeksforgeeks.org/bigint-in-javascript/" office:target-frame-name="_blank" xlink:show="new" text:style-name="Internet_20_link" text:visited-style-name="Visited_20_Internet_20_Link"><text:span text:style-name="Strong_20_Emphasis"><text:span text:style-name="T1">BigInt:</text:span></text:span></text:a><text:span text:style-name="T1"> BigInt is a built-in object in JavaScript that provides a way to represent whole numbers larger than 2^53-1.</text:span></text:p>
          </text:list-item>
        </text:list>
        <text:h text:style-name="P12" text:outline-level="3"><text:span text:style-name="Strong_20_Emphasis"><text:span text:style-name="T1">Non-Primitive Data Types</text:span></text:span></text:h>
        <text:p text:style-name="P34">The data types that are derived from primitive data types of the JavaScript language are known as non-primitive data types. It is also known as derived data types or reference data types.</text:p>
        <text:list text:style-name="L3">
          <text:list-item text:start-value="1">
            <text:p text:style-name="P46"><text:a xlink:type="simple" xlink:href="https://www.geeksforgeeks.org/objects-in-javascript/" office:target-frame-name="_blank" xlink:show="new" text:style-name="Internet_20_link" text:visited-style-name="Visited_20_Internet_20_Link"><text:span text:style-name="Strong_20_Emphasis"><text:span text:style-name="T1">Object:</text:span></text:span></text:a><text:span text:style-name="T1"> It is the most important data type and forms the building blocks for modern JavaScript. We will learn about these data types in detail in further articles.</text:span></text:p>
          </text:list-item>
        </text:list>
        <text:p text:style-name="Text_20_body"><text:line-break/><text:span text:style-name="T4">JS String Method</text:span></text:p>
        <text:p text:style-name="Text_20_body"/>
        <text:list text:style-name="L4">
          <text:list-item>
            <text:p text:style-name="P47"><text:a xlink:type="simple" xlink:href="https://www.geeksforgeeks.org/javascript-string-methods/?ref=lbp#javascript-slice-method" text:style-name="Internet_20_link" text:visited-style-name="Visited_20_Internet_20_Link"><text:span text:style-name="T1">JavaScript slice() Method</text:span></text:a></text:p>
          </text:list-item>
          <text:list-item>
            <text:p text:style-name="P47"><text:a xlink:type="simple" xlink:href="https://www.geeksforgeeks.org/javascript-string-methods/?ref=lbp#javascript-substring-method" text:style-name="Internet_20_link" text:visited-style-name="Visited_20_Internet_20_Link"><text:span text:style-name="T1">JavaScript substring() Method</text:span></text:a></text:p>
          </text:list-item>
          <text:list-item>
            <text:p text:style-name="P47"><text:a xlink:type="simple" xlink:href="https://www.geeksforgeeks.org/javascript-string-methods/?ref=lbp#javascript-substr-method" text:style-name="Internet_20_link" text:visited-style-name="Visited_20_Internet_20_Link"><text:span text:style-name="T1">JavaScript substr() Method</text:span></text:a></text:p>
          </text:list-item>
          <text:list-item>
            <text:p text:style-name="P47"><text:a xlink:type="simple" xlink:href="https://www.geeksforgeeks.org/javascript-string-methods/?ref=lbp#javascript-replace" text:style-name="Internet_20_link" text:visited-style-name="Visited_20_Internet_20_Link"><text:span text:style-name="T1">JavaScript replace()</text:span></text:a></text:p>
          </text:list-item>
          <text:list-item>
            <text:p text:style-name="P47"><text:a xlink:type="simple" xlink:href="https://www.geeksforgeeks.org/javascript-string-methods/?ref=lbp#javascript-replaceall" text:style-name="Internet_20_link" text:visited-style-name="Visited_20_Internet_20_Link"><text:span text:style-name="T1">JavaScript replaceAll()</text:span></text:a></text:p>
          </text:list-item>
          <text:list-item>
            <text:p text:style-name="P47"><text:a xlink:type="simple" xlink:href="https://www.geeksforgeeks.org/javascript-string-methods/?ref=lbp#javascript-touppercase" text:style-name="Internet_20_link" text:visited-style-name="Visited_20_Internet_20_Link"><text:span text:style-name="T1">JavaScript toUpperCase()</text:span></text:a></text:p>
          </text:list-item>
          <text:list-item>
            <text:p text:style-name="P47"><text:a xlink:type="simple" xlink:href="https://www.geeksforgeeks.org/javascript-string-methods/?ref=lbp#javascript-tolowercase" text:style-name="Internet_20_link" text:visited-style-name="Visited_20_Internet_20_Link"><text:span text:style-name="T1">JavaScript toLowerCase()</text:span></text:a></text:p>
          </text:list-item>
          <text:list-item>
            <text:p text:style-name="P47"><text:a xlink:type="simple" xlink:href="https://www.geeksforgeeks.org/javascript-string-methods/?ref=lbp#javascript-concat-method" text:style-name="Internet_20_link" text:visited-style-name="Visited_20_Internet_20_Link"><text:span text:style-name="T1">JavaScript concat() Method</text:span></text:a></text:p>
          </text:list-item>
          <text:list-item>
            <text:p text:style-name="P47"><text:a xlink:type="simple" xlink:href="https://www.geeksforgeeks.org/javascript-string-methods/?ref=lbp#javascript-trim-method" text:style-name="Internet_20_link" text:visited-style-name="Visited_20_Internet_20_Link"><text:span text:style-name="T1">JavaScript trim() Method</text:span></text:a></text:p>
          </text:list-item>
          <text:list-item>
            <text:p text:style-name="P47"><text:a xlink:type="simple" xlink:href="https://www.geeksforgeeks.org/javascript-string-methods/?ref=lbp#javascript-trimstart-method" text:style-name="Internet_20_link" text:visited-style-name="Visited_20_Internet_20_Link"><text:span text:style-name="T1">JavaScript trimStart() Method</text:span></text:a></text:p>
          </text:list-item>
          <text:list-item>
            <text:p text:style-name="P47"><text:a xlink:type="simple" xlink:href="https://www.geeksforgeeks.org/javascript-string-methods/?ref=lbp#javascript-trimend-method" text:style-name="Internet_20_link" text:visited-style-name="Visited_20_Internet_20_Link"><text:span text:style-name="T1">JavaScript trimEnd() Method</text:span></text:a></text:p>
          </text:list-item>
          <text:list-item>
            <text:p text:style-name="P47"><text:a xlink:type="simple" xlink:href="https://www.geeksforgeeks.org/javascript-string-methods/?ref=lbp#javascript-padstart-method" text:style-name="Internet_20_link" text:visited-style-name="Visited_20_Internet_20_Link"><text:span text:style-name="T1">JavaScript padStart() Method</text:span></text:a></text:p>
          </text:list-item>
          <text:list-item>
            <text:p text:style-name="P47"><text:a xlink:type="simple" xlink:href="https://www.geeksforgeeks.org/javascript-string-methods/?ref=lbp#javascript-padend-method" text:style-name="Internet_20_link" text:visited-style-name="Visited_20_Internet_20_Link"><text:span text:style-name="T1">JavaScript padEnd() Method</text:span></text:a></text:p>
          </text:list-item>
          <text:list-item>
            <text:p text:style-name="P47"><text:a xlink:type="simple" xlink:href="https://www.geeksforgeeks.org/javascript-string-methods/?ref=lbp#javascript-charat-method" text:style-name="Internet_20_link" text:visited-style-name="Visited_20_Internet_20_Link"><text:span text:style-name="T1">JavaScript charAt() Method</text:span></text:a></text:p>
          </text:list-item>
          <text:list-item>
            <text:p text:style-name="P47"><text:a xlink:type="simple" xlink:href="https://www.geeksforgeeks.org/javascript-string-methods/?ref=lbp#javascript-charcodeat-method" text:style-name="Internet_20_link" text:visited-style-name="Visited_20_Internet_20_Link"><text:span text:style-name="T1">JavaScript charCodeAt() Method</text:span></text:a></text:p>
          </text:list-item>
          <text:list-item>
            <text:p text:style-name="P48"><text:a xlink:type="simple" xlink:href="https://www.geeksforgeeks.org/javascript-string-methods/?ref=lbp#javascript-split-method" text:style-name="Internet_20_link" text:visited-style-name="Visited_20_Internet_20_Link"><text:span text:style-name="T1">JavaScript split() Method</text:span></text:a></text:p>
          </text:list-item>
        </text:list>
        <text:h text:style-name="P4" text:outline-level="2"><text:span text:style-name="T1">Basic Array Methods</text:span></text:h>
        <table:table table:name="Table7" table:style-name="Table7">
          <table:table-column table:style-name="Table7.A"/>
          <table:table-column table:style-name="Table7.B"/>
          <table:table-row table:style-name="Table7.1">
            <table:table-cell table:style-name="Table7.A1" office:value-type="string">
              <text:p text:style-name="P27"><text:a xlink:type="simple" xlink:href="https://www.w3schools.com/js/js_array_methods.asp#mark_length" text:style-name="Internet_20_link" text:visited-style-name="Visited_20_Internet_20_Link"><text:span text:style-name="T5">Array length</text:span></text:a><text:line-break/><text:a xlink:type="simple" xlink:href="https://www.w3schools.com/js/js_array_methods.asp#mark_tostring" text:style-name="Internet_20_link" text:visited-style-name="Visited_20_Internet_20_Link"><text:span text:style-name="T5">Array toString</text:span></text:a>()<text:line-break/><text:a xlink:type="simple" xlink:href="https://www.w3schools.com/js/js_array_methods.asp#mark_at" text:style-name="Internet_20_link" text:visited-style-name="Visited_20_Internet_20_Link"><text:span text:style-name="T5">Array at()</text:span></text:a><text:line-break/><text:a xlink:type="simple" xlink:href="https://www.w3schools.com/js/js_array_methods.asp#mark_join" text:style-name="Internet_20_link" text:visited-style-name="Visited_20_Internet_20_Link"><text:span text:style-name="T5">Array join()</text:span></text:a><text:line-break/><text:soft-page-break/><text:a xlink:type="simple" xlink:href="https://www.w3schools.com/js/js_array_methods.asp#mark_pop" text:style-name="Internet_20_link" text:visited-style-name="Visited_20_Internet_20_Link"><text:span text:style-name="T5">Array pop()</text:span></text:a><text:line-break/><text:a xlink:type="simple" xlink:href="https://www.w3schools.com/js/js_array_methods.asp#mark_push" text:style-name="Internet_20_link" text:visited-style-name="Visited_20_Internet_20_Link"><text:span text:style-name="T5">Array push()</text:span></text:a></text:p>
              <text:h text:style-name="P9" text:outline-level="2"/>
              <text:p text:style-name="P28"><text:line-break/><text:line-break/></text:p>
            </table:table-cell>
            <table:table-cell table:style-name="Table7.A1" office:value-type="string">
              <text:p text:style-name="P28"><text:a xlink:type="simple" xlink:href="https://www.w3schools.com/js/js_array_methods.asp#mark_shift" text:style-name="Internet_20_link" text:visited-style-name="Visited_20_Internet_20_Link"><text:span text:style-name="T5">Array shift()</text:span></text:a><text:line-break/><text:a xlink:type="simple" xlink:href="https://www.w3schools.com/js/js_array_methods.asp#mark_unshift" text:style-name="Internet_20_link" text:visited-style-name="Visited_20_Internet_20_Link"><text:span text:style-name="T5">Array unshift()</text:span></text:a><text:line-break/><text:a xlink:type="simple" xlink:href="https://www.w3schools.com/js/js_array_methods.asp#mark_delete" text:style-name="Internet_20_link" text:visited-style-name="Visited_20_Internet_20_Link"><text:span text:style-name="T5">Array delete()</text:span></text:a><text:line-break/><text:a xlink:type="simple" xlink:href="https://www.w3schools.com/js/js_array_methods.asp#mark_concat" text:style-name="Internet_20_link" text:visited-style-name="Visited_20_Internet_20_Link"><text:span text:style-name="T5">Array concat()</text:span></text:a><text:line-break/><text:soft-page-break/><text:a xlink:type="simple" xlink:href="https://www.w3schools.com/js/js_array_methods.asp#mark_copywithin" text:style-name="Internet_20_link" text:visited-style-name="Visited_20_Internet_20_Link"><text:span text:style-name="T5">Array copyWithin()</text:span></text:a><text:line-break/><text:a xlink:type="simple" xlink:href="https://www.w3schools.com/js/js_array_methods.asp#mark_flat" text:style-name="Internet_20_link" text:visited-style-name="Visited_20_Internet_20_Link"><text:span text:style-name="T5">Array flat()</text:span></text:a><text:line-break/><text:a xlink:type="simple" xlink:href="https://www.w3schools.com/js/js_array_methods.asp#mark_splice" text:style-name="Internet_20_link" text:visited-style-name="Visited_20_Internet_20_Link"><text:span text:style-name="T5">Array splice()</text:span></text:a><text:line-break/><text:a xlink:type="simple" xlink:href="https://www.w3schools.com/js/js_array_methods.asp#mark_tospliced" text:style-name="Internet_20_link" text:visited-style-name="Visited_20_Internet_20_Link"><text:span text:style-name="T5">Array toSpliced()</text:span></text:a><text:line-break/><text:a xlink:type="simple" xlink:href="https://www.w3schools.com/js/js_array_methods.asp#mark_slice" text:style-name="Internet_20_link" text:visited-style-name="Visited_20_Internet_20_Link"><text:span text:style-name="T5">Array slice()</text:span></text:a></text:p>
            </table:table-cell>
          </table:table-row>
        </table:table>
        <text:p text:style-name="P32"><text:span text:style-name="T1"/></text:p>
        <text:h text:style-name="P4" text:outline-level="2"><text:span text:style-name="T1">Array Find and Search Methods</text:span></text:h>
        <table:table table:name="Table8" table:style-name="Table8">
          <table:table-column table:style-name="Table8.A"/>
          <table:table-column table:style-name="Table8.B"/>
          <table:table-row>
            <table:table-cell table:style-name="Table8.A1" office:value-type="string">
              <text:p text:style-name="P27"><text:a xlink:type="simple" xlink:href="https://www.w3schools.com/js/js_array_search.asp#mark_indexof" text:style-name="Internet_20_link" text:visited-style-name="Visited_20_Internet_20_Link"><text:span text:style-name="T5">Array indexOf()</text:span></text:a><text:line-break/><text:a xlink:type="simple" xlink:href="https://www.w3schools.com/js/js_array_search.asp#mark_lastindexof" text:style-name="Internet_20_link" text:visited-style-name="Visited_20_Internet_20_Link"><text:span text:style-name="T5">Array lastIndexOf()</text:span></text:a><text:line-break/><text:a xlink:type="simple" xlink:href="https://www.w3schools.com/js/js_array_search.asp#mark_includes" text:style-name="Internet_20_link" text:visited-style-name="Visited_20_Internet_20_Link"><text:span text:style-name="T5">Array includes()</text:span></text:a><text:line-break/></text:p>
              <text:h text:style-name="P9" text:outline-level="2"/>
              <text:h text:style-name="P10" text:outline-level="2"><text:span text:style-name="T5">Array Iteration Methods</text:span></text:h>
              <text:p text:style-name="P29">Array iteration methods operate on every array item:</text:p>
              <text:p text:style-name="P29"><text:a xlink:type="simple" xlink:href="https://www.w3schools.com/js/js_array_iteration.asp#mark_foreach" text:style-name="Internet_20_link" text:visited-style-name="Visited_20_Internet_20_Link"><text:span text:style-name="T5">Array forEach</text:span></text:a><text:line-break/><text:a xlink:type="simple" xlink:href="https://www.w3schools.com/js/js_array_iteration.asp#mark_map" text:style-name="Internet_20_link" text:visited-style-name="Visited_20_Internet_20_Link"><text:span text:style-name="T5">Array map()</text:span></text:a><text:line-break/><text:a xlink:type="simple" xlink:href="https://www.w3schools.com/js/js_array_iteration.asp#mark_flatmap" text:style-name="Internet_20_link" text:visited-style-name="Visited_20_Internet_20_Link"><text:span text:style-name="T5">Array flatMap()</text:span></text:a><text:line-break/><text:a xlink:type="simple" xlink:href="https://www.w3schools.com/js/js_array_iteration.asp#mark_filter" text:style-name="Internet_20_link" text:visited-style-name="Visited_20_Internet_20_Link"><text:span text:style-name="T5">Array filter()</text:span></text:a><text:line-break/><text:a xlink:type="simple" xlink:href="https://www.w3schools.com/js/js_array_iteration.asp#mark_reduce" text:style-name="Internet_20_link" text:visited-style-name="Visited_20_Internet_20_Link"><text:span text:style-name="T5">Array reduce()</text:span></text:a><text:line-break/><text:a xlink:type="simple" xlink:href="https://www.w3schools.com/js/js_array_iteration.asp#mark_reduceright" text:style-name="Internet_20_link" text:visited-style-name="Visited_20_Internet_20_Link"><text:span text:style-name="T5">Array reduceRight()</text:span></text:a></text:p>
              <text:h text:style-name="P3" text:outline-level="2"><text:a xlink:type="simple" xlink:href="https://www.w3schools.com/js/js_array_iteration.asp#mark_every" text:style-name="Internet_20_link" text:visited-style-name="Visited_20_Internet_20_Link"><text:span text:style-name="T6">Array every()</text:span></text:a><text:line-break/><text:a xlink:type="simple" xlink:href="https://www.w3schools.com/js/js_array_iteration.asp#mark_some" text:style-name="Internet_20_link" text:visited-style-name="Visited_20_Internet_20_Link"><text:span text:style-name="T6">Array some()</text:span></text:a><text:line-break/><text:a xlink:type="simple" xlink:href="https://www.w3schools.com/js/js_array_iteration.asp#mark_from" text:style-name="Internet_20_link" text:visited-style-name="Visited_20_Internet_20_Link"><text:span text:style-name="T6">Array from()</text:span></text:a><text:line-break/><text:a xlink:type="simple" xlink:href="https://www.w3schools.com/js/js_array_iteration.asp#mark_keys" text:style-name="Internet_20_link" text:visited-style-name="Visited_20_Internet_20_Link"><text:span text:style-name="T6">Array keys()</text:span></text:a><text:line-break/><text:a xlink:type="simple" xlink:href="https://www.w3schools.com/js/js_array_iteration.asp#mark_entries" text:style-name="Internet_20_link" text:visited-style-name="Visited_20_Internet_20_Link"><text:span text:style-name="T6">Array entries()</text:span></text:a><text:line-break/><text:a xlink:type="simple" xlink:href="https://www.w3schools.com/js/js_array_iteration.asp#mark_with" text:style-name="Internet_20_link" text:visited-style-name="Visited_20_Internet_20_Link"><text:span text:style-name="T6">Array with()</text:span></text:a><text:line-break/><text:soft-page-break/><text:a xlink:type="simple" xlink:href="https://www.w3schools.com/js/js_array_iteration.asp#mark_spread" text:style-name="Internet_20_link" text:visited-style-name="Visited_20_Internet_20_Link"><text:span text:style-name="T6">Array Spread (...)</text:span></text:a> <text:line-break/></text:h>
            </table:table-cell>
            <table:table-cell table:style-name="Table8.A1" office:value-type="string">
              <text:p text:style-name="P28"><text:a xlink:type="simple" xlink:href="https://www.w3schools.com/js/js_array_search.asp#mark_find" text:style-name="Internet_20_link" text:visited-style-name="Visited_20_Internet_20_Link"><text:span text:style-name="T5">Array find()</text:span></text:a><text:line-break/><text:a xlink:type="simple" xlink:href="https://www.w3schools.com/js/js_array_search.asp#mark_findindex" text:style-name="Internet_20_link" text:visited-style-name="Visited_20_Internet_20_Link"><text:span text:style-name="T5">Array findIndex()</text:span></text:a><text:line-break/><text:a xlink:type="simple" xlink:href="https://www.w3schools.com/js/js_array_search.asp#mark_findlast" text:style-name="Internet_20_link" text:visited-style-name="Visited_20_Internet_20_Link"><text:span text:style-name="T5">Array findLast()</text:span></text:a><text:line-break/><text:a xlink:type="simple" xlink:href="https://www.w3schools.com/js/js_array_search.asp#mark_findlastindex" text:style-name="Internet_20_link" text:visited-style-name="Visited_20_Internet_20_Link"><text:span text:style-name="T5">Array findLastIndex()</text:span></text:a></text:p>
            </table:table-cell>
          </table:table-row>
        </table:table>
        <text:h text:style-name="P4" text:outline-level="2"><text:span text:style-name="T1">Array Sort Methods</text:span></text:h>
        <table:table table:name="Table9" table:style-name="Table9">
          <table:table-column table:style-name="Table9.A"/>
          <table:table-column table:style-name="Table9.B"/>
          <table:table-row>
            <table:table-cell table:style-name="Table9.A1" office:value-type="string">
              <text:h text:style-name="P9" text:outline-level="2">Alpabetic Sort</text:h>
              <text:p text:style-name="P27"><text:a xlink:type="simple" xlink:href="https://www.w3schools.com/js/js_array_sort.asp#mark_sort" text:style-name="Internet_20_link" text:visited-style-name="Visited_20_Internet_20_Link"><text:span text:style-name="T5">Array sort()</text:span></text:a><text:line-break/><text:a xlink:type="simple" xlink:href="https://www.w3schools.com/js/js_array_sort.asp#mark_reverse" text:style-name="Internet_20_link" text:visited-style-name="Visited_20_Internet_20_Link"><text:span text:style-name="T5">Array reverse</text:span></text:a>()<text:line-break/><text:a xlink:type="simple" xlink:href="https://www.w3schools.com/js/js_array_sort.asp#mark_tosorted" text:style-name="Internet_20_link" text:visited-style-name="Visited_20_Internet_20_Link"><text:span text:style-name="T5">Array toSorted()</text:span></text:a><text:line-break/><text:a xlink:type="simple" xlink:href="https://www.w3schools.com/js/js_array_sort.asp#mark_toreversed" text:style-name="Internet_20_link" text:visited-style-name="Visited_20_Internet_20_Link"><text:span text:style-name="T5">Array toReversed()</text:span></text:a><text:line-break/><text:a xlink:type="simple" xlink:href="https://www.w3schools.com/js/js_array_sort.asp#mark_objects" text:style-name="Internet_20_link" text:visited-style-name="Visited_20_Internet_20_Link"><text:span text:style-name="T5">Sorting Objects</text:span></text:a></text:p>
              <text:h text:style-name="P9" text:outline-level="2"/>
              <text:p text:style-name="P28"><text:span text:style-name="T5"/></text:p>
            </table:table-cell>
            <table:table-cell table:style-name="Table9.A1" office:value-type="string">
              <text:h text:style-name="P9" text:outline-level="2">Numeric Sort</text:h>
              <text:p text:style-name="P28"><text:a xlink:type="simple" xlink:href="https://www.w3schools.com/js/js_array_sort.asp#mark_numeric" text:style-name="Internet_20_link" text:visited-style-name="Visited_20_Internet_20_Link"><text:span text:style-name="T5">Numeric Sort</text:span></text:a><text:line-break/><text:a xlink:type="simple" xlink:href="https://www.w3schools.com/js/js_array_sort.asp#mark_random" text:style-name="Internet_20_link" text:visited-style-name="Visited_20_Internet_20_Link"><text:span text:style-name="T5">Random Sort</text:span></text:a><text:line-break/><text:a xlink:type="simple" xlink:href="https://www.w3schools.com/js/js_array_sort.asp#mark_mathmin" text:style-name="Internet_20_link" text:visited-style-name="Visited_20_Internet_20_Link"><text:span text:style-name="T5">Math.min()</text:span></text:a><text:line-break/><text:a xlink:type="simple" xlink:href="https://www.w3schools.com/js/js_array_sort.asp#mark_mathmax" text:style-name="Internet_20_link" text:visited-style-name="Visited_20_Internet_20_Link"><text:span text:style-name="T5">Math.max()</text:span></text:a><text:line-break/><text:a xlink:type="simple" xlink:href="https://www.w3schools.com/js/js_array_sort.asp#mark_homemin" text:style-name="Internet_20_link" text:visited-style-name="Visited_20_Internet_20_Link"><text:span text:style-name="T5">Home made Min()</text:span></text:a><text:line-break/><text:a xlink:type="simple" xlink:href="https://www.w3schools.com/js/js_array_sort.asp#mark_homemin" text:style-name="Internet_20_link" text:visited-style-name="Visited_20_Internet_20_Link"><text:span text:style-name="T5">Home made Max()</text:span></text:a></text:p>
            </table:table-cell>
          </table:table-row>
        </table:table>
        <text:p text:style-name="P32"><text:span text:style-name="T1"/></text:p>
        <text:p text:style-name="P31"><text:span text:style-name="T1">In </text:span><text:span text:style-name="Strong_20_Emphasis"><text:span text:style-name="T1">JavaScript, </text:span></text:span><text:span text:style-name="Source_20_Text"><text:span text:style-name="Strong_20_Emphasis"><text:span text:style-name="T1">this</text:span></text:span></text:span><text:span text:style-name="Strong_20_Emphasis"><text:span text:style-name="T1"> keyword</text:span></text:span><text:span text:style-name="T1"> refers to the</text:span><text:span text:style-name="Strong_20_Emphasis"><text:span text:style-name="T1"> current context or scope</text:span></text:span><text:span text:style-name="T1"> within which code is executing. Its value is determined by how a function is called, and it can dynamically change depending on the invocation context.</text:span></text:p>
        <text:p text:style-name="P31"><text:span text:style-name="T1">The </text:span><text:span text:style-name="Strong_20_Emphasis"><text:span text:style-name="T1">this keyword</text:span></text:span><text:span text:style-name="T1"> refers to different objects depending upon how it is used:</text:span></text:p>
        <text:section text:style-name="Sect1" text:name="Section4">
          <text:p text:style-name="P29"><text:bookmark text:name="GFG_AD_gfg_mobile_336x280"/></text:p>
        </text:section>
        <text:list text:style-name="L5">
          <text:list-item text:start-value="1">
            <text:p text:style-name="P49"><text:span text:style-name="T1">When used within a method of an object, </text:span><text:span text:style-name="Source_20_Text"><text:span text:style-name="T1">this</text:span></text:span><text:span text:style-name="T1"> points to that object.</text:span></text:p>
          </text:list-item>
          <text:list-item text:start-value="2">
            <text:p text:style-name="P49"><text:span text:style-name="T1">When used by itself, </text:span><text:span text:style-name="Source_20_Text"><text:span text:style-name="T1">this</text:span></text:span><text:span text:style-name="T1"> points to the global object.</text:span></text:p>
          </text:list-item>
          <text:list-item text:start-value="3">
            <text:p text:style-name="P49"><text:span text:style-name="T1">Within a function, </text:span><text:span text:style-name="Source_20_Text"><text:span text:style-name="T1">this</text:span></text:span><text:span text:style-name="T1"> typically points to the global object.</text:span></text:p>
          </text:list-item>
          <text:list-item text:start-value="4">
            <text:p text:style-name="P49"><text:span text:style-name="T1">In a function under strict mode, </text:span><text:span text:style-name="Source_20_Text"><text:span text:style-name="T1">this</text:span></text:span><text:span text:style-name="T1"> becomes undefined.</text:span></text:p>
          </text:list-item>
          <text:list-item text:start-value="5">
            <text:p text:style-name="P49"><text:span text:style-name="T1">During an event, </text:span><text:span text:style-name="Source_20_Text"><text:span text:style-name="T1">this</text:span></text:span><text:span text:style-name="T1"> points to the element that triggered the event.</text:span></text:p>
          </text:list-item>
          <text:list-item text:start-value="6">
            <text:p text:style-name="P50"><text:span text:style-name="T1">Methods such as </text:span><text:span text:style-name="Source_20_Text"><text:span text:style-name="T1">call()</text:span></text:span><text:span text:style-name="T1">, </text:span><text:span text:style-name="Source_20_Text"><text:span text:style-name="T1">apply()</text:span></text:span><text:span text:style-name="T1">, and </text:span><text:span text:style-name="Source_20_Text"><text:span text:style-name="T1">bind()</text:span></text:span><text:span text:style-name="T1"> can reassign </text:span><text:span text:style-name="Source_20_Text"><text:span text:style-name="T1">this</text:span></text:span><text:span text:style-name="T1"> to any desired object.</text:span></text:p>
          </text:list-item>
        </text:list>
        <text:h text:style-name="P7" text:outline-level="2">JavaScript this Keyword Examples:</text:h>
        <text:h text:style-name="P12" text:outline-level="3"><text:span text:style-name="Strong_20_Emphasis"><text:span text:style-name="T1">1. Using this</text:span></text:span><text:span text:style-name="T1"> in a Method</text:span></text:h>
        <text:p text:style-name="P34">In the context of an object method in JavaScript, the `this` keyword refers to the object itself, allowing access to its properties and methods within the method’s scope. It facilitates interaction with the object’s data and behavior, providing a way to access and manipulate its state.</text:p>
        <text:p text:style-name="P31"><text:span text:style-name="Strong_20_Emphasis"><text:span text:style-name="T1">Example:</text:span></text:span><text:span text:style-name="T1"> Below is an example of this in Method.</text:span></text:p>
        <text:section text:style-name="Sect1" text:name="_GFG_ABP_Incontent_728x90">
          <text:p text:style-name="P29">const person = {</text:p>
          <text:p text:style-name="P29">name: 'John',</text:p>
          <text:p text:style-name="P29">age: 30,</text:p>
          <text:p text:style-name="P29"><text:soft-page-break/>greet() {</text:p>
          <text:p text:style-name="P29"><text:tab/>console.log('Hello, my name is ' + this.name + ' and I am ' + this.age + ' years old.');</text:p>
          <text:p text:style-name="P29">}</text:p>
          <text:p text:style-name="P29">};</text:p>
          <text:p text:style-name="P29">person.greet(); // Output: Hello, my name is John and I am 30 years old.</text:p>
        </text:section>
        <text:section text:style-name="Sect1" text:name="GFG_AD_InContent_Desktop_728x280">
          <text:p text:style-name="P31"><text:span text:style-name="Strong_20_Emphasis"><text:span text:style-name="T1">Explanation:</text:span></text:span></text:p>
          <text:list text:style-name="L6">
            <text:list-item text:start-value="1">
              <text:p text:style-name="P51"><text:span text:style-name="T1">We have an object </text:span><text:span text:style-name="Source_20_Text"><text:span text:style-name="T1">person</text:span></text:span><text:span text:style-name="T1"> with properties </text:span><text:span text:style-name="Source_20_Text"><text:span text:style-name="T1">name</text:span></text:span><text:span text:style-name="T1"> and </text:span><text:span text:style-name="Source_20_Text"><text:span text:style-name="T1">age</text:span></text:span><text:span text:style-name="T1">, and a method </text:span><text:span text:style-name="Source_20_Text"><text:span text:style-name="T1">greet()</text:span></text:span><text:span text:style-name="T1">.</text:span></text:p>
            </text:list-item>
            <text:list-item text:start-value="2">
              <text:p text:style-name="P51"><text:span text:style-name="T1">Inside the </text:span><text:span text:style-name="Source_20_Text"><text:span text:style-name="T1">greet()</text:span></text:span><text:span text:style-name="T1"> method, </text:span><text:span text:style-name="Source_20_Text"><text:span text:style-name="T1">this.name</text:span></text:span><text:span text:style-name="T1"> refers to the </text:span><text:span text:style-name="Source_20_Text"><text:span text:style-name="T1">name</text:span></text:span><text:span text:style-name="T1"> property of the </text:span><text:span text:style-name="Source_20_Text"><text:span text:style-name="T1">person</text:span></text:span><text:span text:style-name="T1"> object, and </text:span><text:span text:style-name="Source_20_Text"><text:span text:style-name="T1">this.age</text:span></text:span><text:span text:style-name="T1"> refers to the </text:span><text:span text:style-name="Source_20_Text"><text:span text:style-name="T1">age</text:span></text:span><text:span text:style-name="T1"> property.</text:span></text:p>
            </text:list-item>
            <text:list-item text:start-value="3">
              <text:p text:style-name="P52"><text:span text:style-name="T1">When we call </text:span><text:span text:style-name="Source_20_Text"><text:span text:style-name="T1">person.greet()</text:span></text:span><text:span text:style-name="T1">, </text:span><text:span text:style-name="Source_20_Text"><text:span text:style-name="T1">this</text:span></text:span><text:span text:style-name="T1"> refers to the </text:span><text:span text:style-name="Source_20_Text"><text:span text:style-name="T1">person</text:span></text:span><text:span text:style-name="T1"> object itself. So, </text:span><text:span text:style-name="Source_20_Text"><text:span text:style-name="T1">this.name</text:span></text:span><text:span text:style-name="T1"> and </text:span><text:span text:style-name="Source_20_Text"><text:span text:style-name="T1">this.age</text:span></text:span><text:span text:style-name="T1"> access the </text:span><text:span text:style-name="Source_20_Text"><text:span text:style-name="T1">name</text:span></text:span><text:span text:style-name="T1"> and </text:span><text:span text:style-name="Source_20_Text"><text:span text:style-name="T1">age</text:span></text:span><text:span text:style-name="T1"> properties of the </text:span><text:span text:style-name="Source_20_Text"><text:span text:style-name="T1">person</text:span></text:span><text:span text:style-name="T1"> object, allowing us to log a personalized greeting message to the console.</text:span></text:p>
            </text:list-item>
          </text:list>
          <text:h text:style-name="P11" text:outline-level="3"><text:span text:style-name="Strong_20_Emphasis"><text:span text:style-name="T1">2. Using this</text:span></text:span><text:span text:style-name="T1"> in a Function</text:span></text:h>
          <text:p text:style-name="P31"><text:span text:style-name="T1">In a JavaScript function, the behavior of the </text:span><text:span text:style-name="Source_20_Text"><text:span text:style-name="T1">this</text:span></text:span><text:span text:style-name="T1"> keyword varies depending on how the function is invoked.</text:span></text:p>
          <text:p text:style-name="P31"><text:span text:style-name="Strong_20_Emphasis"><text:span text:style-name="T1">Syntax:</text:span></text:span></text:p>
          <text:p text:style-name="P17"><text:span text:style-name="Source_20_Text"><text:span text:style-name="T1">function exampleFunction() {</text:span></text:span></text:p>
          <text:p text:style-name="P17"><text:span text:style-name="Source_20_Text"><text:span text:style-name="T1"><text:s text:c="2"/>console.log(this); // Refers to the current execution context</text:span></text:span></text:p>
          <text:p text:style-name="P16"><text:span text:style-name="Source_20_Text"><text:span text:style-name="T1">}</text:span></text:span></text:p>
          <text:p text:style-name="P31"><text:span text:style-name="Strong_20_Emphasis"><text:span text:style-name="T1">Example: </text:span></text:span><text:span text:style-name="T1">Below is an example of this in a function.</text:span></text:p>
          <text:p text:style-name="P24"><text:span text:style-name="T1"/></text:p>
          <text:section text:style-name="Sect1" text:name="tablist2-panel1">
            <text:section text:style-name="Sect2" text:name="highlighter_635380">
              <table:table table:name="Table1" table:style-name="Table1">
                <table:table-column table:style-name="Table1.A"/>
                <table:table-row>
                  <table:table-cell table:style-name="Table1.A1" office:value-type="string">
                    <text:p text:style-name="P25"><text:span text:style-name="Source_20_Text"><text:span text:style-name="T1">function</text:span></text:span><text:span text:style-name="T1"> </text:span><text:span text:style-name="Source_20_Text"><text:span text:style-name="T1">greet() {</text:span></text:span></text:p>
                    <text:p text:style-name="P25"><text:span text:style-name="Source_20_Text"><text:span text:style-name="T1">  console.log('Hello, my name is '</text:span></text:span><text:span text:style-name="T1"> </text:span><text:span text:style-name="Source_20_Text"><text:span text:style-name="T1">+ this.name);</text:span></text:span></text:p>
                    <text:p text:style-name="P25"><text:span text:style-name="Source_20_Text"><text:span text:style-name="T1">}</text:span></text:span></text:p>
                    <text:p text:style-name="P26"> </text:p>
                    <text:p text:style-name="P25"><text:span text:style-name="Source_20_Text"><text:span text:style-name="T1">const person = {</text:span></text:span></text:p>
                    <text:p text:style-name="P25"><text:span text:style-name="Source_20_Text"><text:span text:style-name="T1">  name: 'John',</text:span></text:span></text:p>
                    <text:p text:style-name="P25"><text:span text:style-name="Source_20_Text"><text:span text:style-name="T1">  sayHello: greet</text:span></text:span></text:p>
                    <text:p text:style-name="P25"><text:span text:style-name="Source_20_Text"><text:span text:style-name="T1">};</text:span></text:span></text:p>
                    <text:p text:style-name="P26"> </text:p>
                    <text:p text:style-name="P25"><text:span text:style-name="Source_20_Text"><text:span text:style-name="T1">const anotherPerson = {</text:span></text:span></text:p>
                    <text:p text:style-name="P25"><text:span text:style-name="Source_20_Text"><text:span text:style-name="T1">  name: 'Alice'</text:span></text:span></text:p>
                    <text:p text:style-name="P25"><text:span text:style-name="Source_20_Text"><text:span text:style-name="T1">};</text:span></text:span></text:p>
                    <text:p text:style-name="P26"> </text:p>
                    <text:p text:style-name="P25"><text:span text:style-name="Source_20_Text"><text:span text:style-name="T1">greet(); // Output: Hello, my name is undefined</text:span></text:span></text:p>
                    <text:p text:style-name="P25"><text:span text:style-name="Source_20_Text"><text:span text:style-name="T1">person.sayHello(); // Output: Hello, my name is John</text:span></text:span></text:p>
                    <text:p text:style-name="P25"><text:span text:style-name="Source_20_Text"><text:span text:style-name="T1">greet.call(anotherPerson); // Output: Hello, my name is Alice</text:span></text:span></text:p>
                  </table:table-cell>
                </table:table-row>
              </table:table>
              <text:p text:style-name="P35"/>
            </text:section>
          </text:section>
          <text:p text:style-name="P23"><text:span text:style-name="Strong_20_Emphasis"><text:span text:style-name="T1">Output</text:span></text:span></text:p>
          <text:p text:style-name="P19">Hello, my name is undefined</text:p>
          <text:p text:style-name="P21"><text:soft-page-break/>Hello, my name is John</text:p>
          <text:p text:style-name="P20">Hello, my name is Alice</text:p>
          <text:p text:style-name="P31"><text:span text:style-name="Strong_20_Emphasis"><text:span text:style-name="T1">Explanation:</text:span></text:span></text:p>
          <text:list text:style-name="L7">
            <text:list-item text:start-value="1">
              <text:p text:style-name="P53"><text:span text:style-name="T1">When </text:span><text:span text:style-name="Source_20_Text"><text:span text:style-name="T1">greet()</text:span></text:span><text:span text:style-name="T1"> is called directly, </text:span><text:span text:style-name="Source_20_Text"><text:span text:style-name="T1">this</text:span></text:span><text:span text:style-name="T1"> refers to the global object (in non-strict mode), or </text:span><text:span text:style-name="Source_20_Text"><text:span text:style-name="T1">undefined</text:span></text:span><text:span text:style-name="T1"> (in strict mode), since the function is invoked without an explicit context.</text:span></text:p>
              <text:p text:style-name="P53"><text:span text:style-name="T1"/></text:p>
            </text:list-item>
            <text:list-item text:start-value="2">
              <text:p text:style-name="P53"><text:span text:style-name="T1">When </text:span><text:span text:style-name="Source_20_Text"><text:span text:style-name="T1">sayHello()</text:span></text:span><text:span text:style-name="T1"> is called as a method of the </text:span><text:span text:style-name="Source_20_Text"><text:span text:style-name="T1">person</text:span></text:span><text:span text:style-name="T1"> object, </text:span><text:span text:style-name="Source_20_Text"><text:span text:style-name="T1">this</text:span></text:span><text:span text:style-name="T1"> refers to the </text:span><text:span text:style-name="Source_20_Text"><text:span text:style-name="T1">person</text:span></text:span><text:span text:style-name="T1"> object itself, allowing access to its </text:span><text:span text:style-name="Source_20_Text"><text:span text:style-name="T1">name</text:span></text:span><text:span text:style-name="T1"> property.</text:span></text:p>
            </text:list-item>
            <text:list-item text:start-value="3">
              <text:p text:style-name="P54"><text:span text:style-name="T1">The </text:span><text:span text:style-name="Source_20_Text"><text:span text:style-name="T1">call()</text:span></text:span><text:span text:style-name="T1"> method is used to explicitly specify the context for </text:span><text:span text:style-name="Source_20_Text"><text:span text:style-name="T1">this</text:span></text:span><text:span text:style-name="T1">. When </text:span><text:span text:style-name="Source_20_Text"><text:span text:style-name="T1">greet.call(anotherPerson)</text:span></text:span><text:span text:style-name="T1"> is called, </text:span><text:span text:style-name="Source_20_Text"><text:span text:style-name="T1">this</text:span></text:span><text:span text:style-name="T1"> refers to the </text:span><text:span text:style-name="Source_20_Text"><text:span text:style-name="T1">anotherPerson</text:span></text:span><text:span text:style-name="T1"> object, allowing access to its </text:span><text:span text:style-name="Source_20_Text"><text:span text:style-name="T1">name</text:span></text:span><text:span text:style-name="T1"> property.</text:span></text:p>
            </text:list-item>
          </text:list>
          <text:p text:style-name="P31"><text:span text:style-name="T1"/></text:p>
          <text:h text:style-name="P15" text:outline-level="3">3. Using this alone</text:h>
          <text:p text:style-name="P31"><text:span text:style-name="T1">When used alone in JavaScript, outside of any specific context, the behavior of the </text:span><text:span text:style-name="Source_20_Text"><text:span text:style-name="T1">this</text:span></text:span><text:span text:style-name="T1"> keyword depends on whether the code is running in strict mode or not.</text:span></text:p>
          <text:p text:style-name="P31"><text:span text:style-name="Strong_20_Emphasis"><text:span text:style-name="T1">Example:</text:span></text:span></text:p>
          <text:section text:style-name="Sect1" text:name="GFG_AD_gfg_outstream_incontent">
            <text:p text:style-name="P29"/>
            <text:section text:style-name="Sect1" text:name="google_ads_iframe_/27823234/gfg_outstream_incontent_0__container__">
              <text:p text:style-name="P29"/>
            </text:section>
          </text:section>
          <text:list text:style-name="L8">
            <text:list-item>
              <text:p text:style-name="P36"><text:bookmark text:name="tablist3-tab1"/>Javascript</text:p>
            </text:list-item>
          </text:list>
          <text:section text:style-name="Sect1" text:name="tablist3-panel1">
            <text:p text:style-name="P29"><text:bookmark text:name="copy-code-button"/><text:bookmark text:name="run-and-edit-button"/><text:bookmark text:name="run-code-button"/></text:p>
            <text:section text:style-name="Sect2" text:name="highlighter_705044">
              <table:table table:name="Table2" table:style-name="Table2">
                <table:table-column table:style-name="Table2.A"/>
                <table:table-row>
                  <table:table-cell table:style-name="Table2.A1" office:value-type="string">
                    <text:p text:style-name="P25"><text:span text:style-name="Source_20_Text"><text:span text:style-name="T1">console.log(this);</text:span></text:span></text:p>
                  </table:table-cell>
                </table:table-row>
              </table:table>
              <text:p text:style-name="P35"/>
            </text:section>
          </text:section>
          <text:p text:style-name="P31"><text:span text:style-name="Strong_20_Emphasis"><text:span text:style-name="T1">Explanation:</text:span></text:span></text:p>
          <text:list text:style-name="L9">
            <text:list-item text:start-value="1">
              <text:p text:style-name="P55"><text:span text:style-name="T1">In non-strict mode, </text:span><text:span text:style-name="Source_20_Text"><text:span text:style-name="T1">this</text:span></text:span><text:span text:style-name="T1"> refers to the global object (e.g., </text:span><text:span text:style-name="Source_20_Text"><text:span text:style-name="T1">window</text:span></text:span><text:span text:style-name="T1"> in browsers, </text:span><text:span text:style-name="Source_20_Text"><text:span text:style-name="T1">global</text:span></text:span><text:span text:style-name="T1"> in Node.js), representing the global scope.</text:span></text:p>
            </text:list-item>
            <text:list-item text:start-value="2">
              <text:p text:style-name="P56"><text:span text:style-name="T1">In strict mode, </text:span><text:span text:style-name="Source_20_Text"><text:span text:style-name="T1">this</text:span></text:span><text:span text:style-name="T1"> is </text:span><text:span text:style-name="Source_20_Text"><text:span text:style-name="T1">undefined</text:span></text:span><text:span text:style-name="T1"> when used alone outside of any function or object context. This behavior prevents accidental use of the global object and encourages safer coding practices.</text:span></text:p>
            </text:list-item>
          </text:list>
          <text:h text:style-name="P11" text:outline-level="3"><text:span text:style-name="Strong_20_Emphasis"><text:span text:style-name="T1">4. Implicit Binding</text:span></text:span></text:h>
          <text:p text:style-name="P31"><text:span text:style-name="T1">When we call a function as a method of the object </text:span><text:span text:style-name="Strong_20_Emphasis"><text:span text:style-name="T1">this </text:span></text:span><text:span text:style-name="T1">keyword refers to the calling object</text:span></text:p>
          <text:p text:style-name="P31"><text:span text:style-name="Strong_20_Emphasis"><text:span text:style-name="T1">Example: </text:span></text:span><text:span text:style-name="T1">In this example, we will see the implicit binding of this keyword.</text:span></text:p>
          <text:list text:style-name="L10">
            <text:list-item>
              <text:p text:style-name="P37"><text:bookmark text:name="tablist4-tab1"/>Javascript</text:p>
            </text:list-item>
          </text:list>
          <text:section text:style-name="Sect1" text:name="tablist4-panel1">
            <text:p text:style-name="P29"><text:bookmark text:name="copy-code-button Copy 1"/><text:bookmark text:name="run-and-edit-button Copy 1"/><text:bookmark text:name="run-code-button Copy 1"/></text:p>
            <text:section text:style-name="Sect2" text:name="highlighter_668588">
              <table:table table:name="Table3" table:style-name="Table3">
                <table:table-column table:style-name="Table3.A"/>
                <text:soft-page-break/>
                <table:table-row>
                  <table:table-cell table:style-name="Table3.A1" office:value-type="string">
                    <text:p text:style-name="P25"><text:span text:style-name="Source_20_Text"><text:span text:style-name="T1">const person = {</text:span></text:span></text:p>
                    <text:p text:style-name="P25"><text:span text:style-name="Source_20_Text"><text:span text:style-name="T1">    name: "ram",</text:span></text:span></text:p>
                    <text:p text:style-name="P25"><text:span text:style-name="Source_20_Text"><text:span text:style-name="T1">    age: 22,</text:span></text:span></text:p>
                    <text:p text:style-name="P25"><text:span text:style-name="Source_20_Text"><text:span text:style-name="T1">    greet: function(){</text:span></text:span></text:p>
                    <text:p text:style-name="P25"><text:span text:style-name="Source_20_Text"><text:span text:style-name="T1">        return</text:span></text:span><text:span text:style-name="T1"> </text:span><text:span text:style-name="Source_20_Text"><text:span text:style-name="T1">`Hello ${this.name}, you are ${this.age} years old`</text:span></text:span></text:p>
                    <text:p text:style-name="P25"><text:span text:style-name="Source_20_Text"><text:span text:style-name="T1">    }</text:span></text:span></text:p>
                    <text:p text:style-name="P25"><text:span text:style-name="Source_20_Text"><text:span text:style-name="T1">}</text:span></text:span></text:p>
                    <text:p text:style-name="P25"><text:span text:style-name="Source_20_Text"><text:span text:style-name="T1">console.log(person.greet());</text:span></text:span></text:p>
                  </table:table-cell>
                </table:table-row>
              </table:table>
              <text:p text:style-name="P35"/>
            </text:section>
          </text:section>
          <text:p text:style-name="P29"><text:span text:style-name="Strong_20_Emphasis"><text:span text:style-name="T1">Output</text:span></text:span></text:p>
          <text:p text:style-name="P18">Hello ram, you are 22 years old</text:p>
          <text:p text:style-name="P31"><text:span text:style-name="Strong_20_Emphasis"><text:span text:style-name="T1">Output: </text:span></text:span><text:span text:style-name="T1">Here </text:span><text:span text:style-name="Strong_20_Emphasis"><text:span text:style-name="T1">this </text:span></text:span><text:span text:style-name="T1">keyword is referring to the person object so it can access name and age values.</text:span></text:p>
          <text:h text:style-name="P11" text:outline-level="3"><text:span text:style-name="Strong_20_Emphasis"><text:span text:style-name="T1">Explicit Binding</text:span></text:span></text:h>
          <text:p text:style-name="P31"><text:span text:style-name="T1">When we explicitly bind this keyword using the </text:span><text:a xlink:type="simple" xlink:href="https://www.geeksforgeeks.org/explain-call-and-apply-methods-in-javascript/" text:style-name="Internet_20_link" text:visited-style-name="Visited_20_Internet_20_Link"><text:span text:style-name="T1">call()</text:span></text:a><text:span text:style-name="T1">, </text:span><text:a xlink:type="simple" xlink:href="https://www.geeksforgeeks.org/javascript-function-prototype-bind-method/" text:style-name="Internet_20_link" text:visited-style-name="Visited_20_Internet_20_Link"><text:span text:style-name="T1">bind()</text:span></text:a><text:span text:style-name="T1">, or </text:span><text:a xlink:type="simple" xlink:href="https://www.geeksforgeeks.org/explain-call-and-apply-methods-in-javascript/" text:style-name="Internet_20_link" text:visited-style-name="Visited_20_Internet_20_Link"><text:span text:style-name="T1">apply()</text:span></text:a><text:span text:style-name="T1"> method then this keyword default reference is changed to the object called using the above-specified methods.</text:span></text:p>
          <text:p text:style-name="P31"><text:span text:style-name="Strong_20_Emphasis"><text:span text:style-name="T1">Example: </text:span></text:span><text:span text:style-name="T1">In this example, we will see the explicit binding of this keyword.</text:span></text:p>
          <text:list text:style-name="L11">
            <text:list-item>
              <text:p text:style-name="P38"><text:bookmark text:name="tablist5-tab1"/>Javascript</text:p>
            </text:list-item>
          </text:list>
          <text:section text:style-name="Sect1" text:name="tablist5-panel1">
            <text:p text:style-name="P29"><text:bookmark text:name="copy-code-button Copy 2"/><text:bookmark text:name="run-and-edit-button Copy 2"/><text:bookmark text:name="run-code-button Copy 2"/></text:p>
            <text:section text:style-name="Sect2" text:name="highlighter_927655">
              <table:table table:name="Table4" table:style-name="Table4">
                <table:table-column table:style-name="Table4.A"/>
                <table:table-row>
                  <table:table-cell table:style-name="Table4.A1" office:value-type="string">
                    <text:p text:style-name="P25"><text:span text:style-name="Source_20_Text"><text:span text:style-name="T1">function</text:span></text:span><text:span text:style-name="T1"> </text:span><text:span text:style-name="Source_20_Text"><text:span text:style-name="T1">ageVerify(){</text:span></text:span></text:p>
                    <text:p text:style-name="P25"><text:span text:style-name="Source_20_Text"><text:span text:style-name="T1">    if(this.age&gt; 18){</text:span></text:span></text:p>
                    <text:p text:style-name="P25"><text:span text:style-name="Source_20_Text"><text:span text:style-name="T1">        console.log("Yes you can drive");</text:span></text:span></text:p>
                    <text:p text:style-name="P25"><text:span text:style-name="Source_20_Text"><text:span text:style-name="T1">    } else</text:span></text:span><text:span text:style-name="T1"> </text:span><text:span text:style-name="Source_20_Text"><text:span text:style-name="T1">{</text:span></text:span></text:p>
                    <text:p text:style-name="P25"><text:span text:style-name="Source_20_Text"><text:span text:style-name="T1">        console.log("No you cannot drive");</text:span></text:span></text:p>
                    <text:p text:style-name="P25"><text:span text:style-name="Source_20_Text"><text:span text:style-name="T1">    }</text:span></text:span></text:p>
                    <text:p text:style-name="P25"><text:span text:style-name="Source_20_Text"><text:span text:style-name="T1">}</text:span></text:span></text:p>
                    <text:p text:style-name="P26"> </text:p>
                    <text:p text:style-name="P25"><text:span text:style-name="Source_20_Text"><text:span text:style-name="T1">const per1 = {age: 21};</text:span></text:span></text:p>
                    <text:p text:style-name="P25"><text:span text:style-name="Source_20_Text"><text:span text:style-name="T1">const per2 = {age: 16};</text:span></text:span></text:p>
                    <text:p text:style-name="P25"><text:span text:style-name="Source_20_Text"><text:span text:style-name="T1">ageVerify.call(per1);</text:span></text:span></text:p>
                    <text:p text:style-name="P25"><text:span text:style-name="Source_20_Text"><text:span text:style-name="T1">ageVerify.call(per2);</text:span></text:span></text:p>
                  </table:table-cell>
                </table:table-row>
              </table:table>
              <text:p text:style-name="P35"/>
            </text:section>
          </text:section>
          <text:p text:style-name="P29"><text:span text:style-name="Strong_20_Emphasis"><text:span text:style-name="T1">Output</text:span></text:span></text:p>
          <text:p text:style-name="P19">Yes you can drive</text:p>
          <text:p text:style-name="P20">No you cannot drive</text:p>
          <text:p text:style-name="Text_20_body"><text:line-break/><text:span text:style-name="Strong_20_Emphasis"><text:span text:style-name="T1">6. Default Binding</text:span></text:span></text:p>
          <text:p text:style-name="P34">When this keyword is used in global scope this is set to window object.</text:p>
          <text:section text:style-name="Sect1" text:name="GFG_AD_gfg_outstream_incontent-1">
            <text:p text:style-name="P29"/>
          </text:section>
          <text:p text:style-name="P31"><text:soft-page-break/><text:span text:style-name="Strong_20_Emphasis"><text:span text:style-name="T1">Example: </text:span></text:span><text:span text:style-name="T1">This example shows the Default binding.</text:span></text:p>
          <text:list text:style-name="L12">
            <text:list-item>
              <text:p text:style-name="P39"><text:bookmark text:name="tablist6-tab1"/>Javascript</text:p>
            </text:list-item>
          </text:list>
          <text:section text:style-name="Sect1" text:name="tablist6-panel1">
            <text:p text:style-name="P29"><text:bookmark text:name="copy-code-button Copy 3"/><text:bookmark text:name="run-and-edit-button Copy 3"/><text:bookmark text:name="run-code-button Copy 3"/></text:p>
            <text:section text:style-name="Sect2" text:name="highlighter_162622">
              <table:table table:name="Table5" table:style-name="Table5">
                <table:table-column table:style-name="Table5.A"/>
                <table:table-row>
                  <table:table-cell table:style-name="Table5.A1" office:value-type="string">
                    <text:p text:style-name="P25"><text:span text:style-name="Source_20_Text"><text:span text:style-name="T1">const age = 22;</text:span></text:span></text:p>
                    <text:p text:style-name="P25"><text:span text:style-name="Source_20_Text"><text:span text:style-name="T1">function</text:span></text:span><text:span text:style-name="T1"> </text:span><text:span text:style-name="Source_20_Text"><text:span text:style-name="T1">verifyAge (){</text:span></text:span></text:p>
                    <text:p text:style-name="P25"><text:span text:style-name="Source_20_Text"><text:span text:style-name="T1">    return</text:span></text:span><text:span text:style-name="T1"> </text:span><text:span text:style-name="Source_20_Text"><text:span text:style-name="T1">this.age;</text:span></text:span></text:p>
                    <text:p text:style-name="P25"><text:span text:style-name="Source_20_Text"><text:span text:style-name="T1">}</text:span></text:span></text:p>
                    <text:p text:style-name="P26"> </text:p>
                    <text:p text:style-name="P25"><text:span text:style-name="Source_20_Text"><text:span text:style-name="T1">console.log(verifyAge());</text:span></text:span></text:p>
                  </table:table-cell>
                </table:table-row>
              </table:table>
              <text:p text:style-name="P35"/>
            </text:section>
          </text:section>
          <text:p text:style-name="P29"><text:span text:style-name="Strong_20_Emphasis"><text:span text:style-name="T1">Output</text:span></text:span></text:p>
          <text:p text:style-name="P18">undefined</text:p>
          <text:h text:style-name="Heading_20_3" text:outline-level="3"><text:span text:style-name="Strong_20_Emphasis"><text:span text:style-name="T1">7. Arrow Function Binding</text:span></text:span></text:h>
          <text:p text:style-name="P34">When this is used in the arrow function then this has lexical scope so without the function keyword this is unable to refer to the object in the outer scope. </text:p>
          <text:p text:style-name="P31"><text:span text:style-name="Strong_20_Emphasis"><text:span text:style-name="T1">Example: </text:span></text:span><text:span text:style-name="T1">This example shows the arrow function binding.</text:span></text:p>
          <text:list text:style-name="L13">
            <text:list-item>
              <text:p text:style-name="P40"><text:bookmark text:name="tablist7-tab1"/>Javascript</text:p>
            </text:list-item>
          </text:list>
          <text:section text:style-name="Sect1" text:name="tablist7-panel1">
            <text:p text:style-name="P29"><text:bookmark text:name="copy-code-button Copy 4"/><text:bookmark text:name="run-and-edit-button Copy 4"/><text:bookmark text:name="run-code-button Copy 4"/></text:p>
            <text:section text:style-name="Sect2" text:name="highlighter_579269">
              <table:table table:name="Table6" table:style-name="Table6">
                <table:table-column table:style-name="Table6.A"/>
                <table:table-row>
                  <table:table-cell table:style-name="Table6.A1" office:value-type="string">
                    <text:p text:style-name="P25"><text:span text:style-name="Source_20_Text"><text:span text:style-name="T1">const person = {</text:span></text:span></text:p>
                    <text:p text:style-name="P25"><text:span text:style-name="Source_20_Text"><text:span text:style-name="T1">    name: "ram",</text:span></text:span></text:p>
                    <text:p text:style-name="P25"><text:span text:style-name="Source_20_Text"><text:span text:style-name="T1">    age: 22,</text:span></text:span></text:p>
                    <text:p text:style-name="P25"><text:span text:style-name="Source_20_Text"><text:span text:style-name="T1">    greet : () =&gt;{</text:span></text:span></text:p>
                    <text:p text:style-name="P25"><text:span text:style-name="Source_20_Text"><text:span text:style-name="T1">        return</text:span></text:span><text:span text:style-name="T1"> </text:span><text:span text:style-name="Source_20_Text"><text:span text:style-name="T1">`Hello , you are ${this.age} years old`</text:span></text:span></text:p>
                    <text:p text:style-name="P25"><text:span text:style-name="Source_20_Text"><text:span text:style-name="T1">    }</text:span></text:span></text:p>
                    <text:p text:style-name="P25"><text:span text:style-name="Source_20_Text"><text:span text:style-name="T1">}</text:span></text:span></text:p>
                    <text:p text:style-name="P25"><text:span text:style-name="Source_20_Text"><text:span text:style-name="T1">console.log(person.greet());</text:span></text:span></text:p>
                  </table:table-cell>
                </table:table-row>
              </table:table>
              <text:p text:style-name="P35"/>
            </text:section>
          </text:section>
          <text:p text:style-name="P29"><text:span text:style-name="Strong_20_Emphasis"><text:span text:style-name="T1">Output</text:span></text:span></text:p>
          <text:p text:style-name="P18">Hello , you are undefined years old</text:p>
          <text:p text:style-name="Text_20_body"><text:line-break/></text:p>
          <text:section text:style-name="Sect1" text:name="GFG_AD_InContent_Desktop_350x250_1">
            <text:p text:style-name="P29"/>
            <text:section text:style-name="Sect1" text:name="google_ads_iframe_/27823234/GFG_InContent_Desktop_350x250_1_0__container__">
              <text:p text:style-name="P29"/>
            </text:section>
          </text:section>
          <text:p text:style-name="P35"><text:line-break/></text:p>
        </text:section>
        <text:p text:style-name="Text_20_body"><text:soft-page-break/></text:p>
      </text:section>
      <text:p text:style-name="P42"><text:line-break/></text:p>
      <text:p text:style-name="P16"><text:span text:style-name="T1"/></text:p>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3:32:28.044000000</meta:creation-date>
    <dc:date>2024-05-18T15:34:15.649000000</dc:date>
    <meta:editing-duration>PT2H1M39S</meta:editing-duration>
    <meta:editing-cycles>32</meta:editing-cycles>
    <meta:generator>LibreOffice/7.6.5.2$Windows_X86_64 LibreOffice_project/38d5f62f85355c192ef5f1dd47c5c0c0c6d6598b</meta:generator>
    <meta:document-statistic meta:table-count="9" meta:image-count="0" meta:object-count="0" meta:page-count="10" meta:paragraph-count="213" meta:word-count="1744" meta:character-count="10869" meta:non-whitespace-character-count="9262"/>
  </office:meta>
</office:document-meta>
</file>